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4.1917in" fo:margin-left="0.0736in" table:align="left"/>
    </style:style>
    <style:style style:name="Table2.A" style:family="table-column">
      <style:table-column-properties style:column-width="1.0028in"/>
    </style:style>
    <style:style style:name="Table2.B" style:family="table-column">
      <style:table-column-properties style:column-width="1.0618in"/>
    </style:style>
    <style:style style:name="Table2.C" style:family="table-column">
      <style:table-column-properties style:column-width="1.0625in"/>
    </style:style>
    <style:style style:name="Table2.D" style:family="table-column">
      <style:table-column-properties style:column-width="1.0646in"/>
    </style:style>
    <style:style style:name="Table2.A1" style:family="table-cell">
      <style:table-cell-properties fo:padding-left="0.075in" fo:padding-right="0.075in" fo:padding-top="0.0194in" fo:padding-bottom="0.0194in" fo:border="1pt solid #000000"/>
    </style:style>
    <style:style style:name="Table2.B1" style:family="table-cell">
      <style:table-cell-properties fo:padding-left="0in" fo:padding-right="0.075in" fo:padding-top="0.0194in" fo:padding-bottom="0.0194in" fo:border-left="none" fo:border-right="1pt solid #000000" fo:border-top="1pt solid #000000" fo:border-bottom="1pt solid #000000"/>
    </style:style>
    <style:style style:name="Table2.A2" style:family="table-cell">
      <style:table-cell-properties fo:padding-left="0.075in" fo:padding-right="0.075in" fo:padding-top="0in" fo:padding-bottom="0.0194in" fo:border-left="1pt solid #000000" fo:border-right="1pt solid #000000" fo:border-top="none" fo:border-bottom="1pt solid #000000"/>
    </style:style>
    <style:style style:name="Table2.B2" style:family="table-cell">
      <style:table-cell-properties fo:padding-left="0in" fo:padding-right="0.075in" fo:padding-top="0in" fo:padding-bottom="0.0194in" fo:border-left="none" fo:border-right="1pt solid #000000" fo:border-top="none" fo:border-bottom="1pt solid #000000"/>
    </style:style>
    <style:style style:name="Table2.6" style:family="table-row">
      <style:table-row-properties style:min-row-height="0.5944in"/>
    </style:style>
    <style:style style:name="P1" style:family="paragraph" style:parent-style-name="Standard">
      <style:paragraph-properties fo:text-align="center" style:justify-single-word="false"/>
      <style:text-properties fo:language="es" fo:country="ES" officeooo:rsid="000d73a3" officeooo:paragraph-rsid="00136531" style:font-size-asian="10.5pt"/>
    </style:style>
    <style:style style:name="P2" style:family="paragraph" style:parent-style-name="Standard">
      <style:paragraph-properties fo:text-align="start" style:justify-single-word="false"/>
      <style:text-properties fo:language="es" fo:country="ES" officeooo:rsid="000d73a3" officeooo:paragraph-rsid="00136531" style:font-size-asian="10.5pt"/>
    </style:style>
    <style:style style:name="P3" style:family="paragraph" style:parent-style-name="Standard">
      <style:text-properties fo:language="es" fo:country="ES" officeooo:rsid="000d73a3" officeooo:paragraph-rsid="00136531" style:font-size-asian="10.5pt"/>
    </style:style>
    <style:style style:name="P4" style:family="paragraph" style:parent-style-name="Standard">
      <style:paragraph-properties fo:text-align="start" style:justify-single-word="false"/>
      <style:text-properties fo:language="es" fo:country="ES" officeooo:rsid="00136531" officeooo:paragraph-rsid="00136531" style:font-size-asian="10.5pt"/>
    </style:style>
    <style:style style:name="P5" style:family="paragraph" style:parent-style-name="Standard">
      <style:paragraph-properties fo:text-align="start" style:justify-single-word="false"/>
      <style:text-properties fo:language="es" fo:country="ES" officeooo:rsid="0018f104" officeooo:paragraph-rsid="0018f104" style:font-size-asian="10.5pt"/>
    </style:style>
    <style:style style:name="P6" style:family="paragraph" style:parent-style-name="Standard">
      <style:paragraph-properties fo:text-align="start" style:justify-single-word="false"/>
      <style:text-properties fo:language="es" fo:country="ES" officeooo:rsid="001bcea7" officeooo:paragraph-rsid="0018f104" style:font-size-asian="10.5pt"/>
    </style:style>
    <style:style style:name="P7" style:family="paragraph" style:parent-style-name="Standard">
      <style:paragraph-properties fo:text-align="start" style:justify-single-word="false"/>
      <style:text-properties fo:language="es" fo:country="ES" officeooo:rsid="00222efe" officeooo:paragraph-rsid="00222efe" style:font-size-asian="10.5pt"/>
    </style:style>
    <style:style style:name="P8" style:family="paragraph" style:parent-style-name="Standard">
      <style:paragraph-properties fo:text-align="start" style:justify-single-word="false"/>
      <style:text-properties fo:language="es" fo:country="ES" officeooo:rsid="0029bcf4" officeooo:paragraph-rsid="0029bcf4" style:font-size-asian="10.5pt"/>
    </style:style>
    <style:style style:name="P9" style:family="paragraph" style:parent-style-name="Standard">
      <style:paragraph-properties fo:text-align="start" style:justify-single-word="false"/>
      <style:text-properties fo:language="es" fo:country="ES" style:text-underline-style="none" officeooo:rsid="00156da3" officeooo:paragraph-rsid="00136531" style:font-size-asian="10.5pt"/>
    </style:style>
    <style:style style:name="P10" style:family="paragraph" style:parent-style-name="Standard">
      <style:paragraph-properties fo:text-align="start" style:justify-single-word="false"/>
      <style:text-properties fo:language="es" fo:country="ES" style:text-underline-style="none" officeooo:rsid="0031e3cf" officeooo:paragraph-rsid="00356951" style:font-size-asian="10.5pt"/>
    </style:style>
    <style:style style:name="P11" style:family="paragraph" style:parent-style-name="Standard">
      <style:paragraph-properties fo:text-align="start" style:justify-single-word="false"/>
      <style:text-properties fo:language="es" fo:country="ES" style:text-underline-style="none" officeooo:rsid="00372719" officeooo:paragraph-rsid="00372719" style:font-size-asian="10.5pt"/>
    </style:style>
    <style:style style:name="P12" style:family="paragraph" style:parent-style-name="Standard">
      <style:paragraph-properties fo:text-align="start" style:justify-single-word="false"/>
      <style:text-properties fo:language="es" fo:country="ES" style:text-underline-style="none" officeooo:rsid="003cc9ce" officeooo:paragraph-rsid="00372719" style:font-size-asian="10.5pt"/>
    </style:style>
    <style:style style:name="P13" style:family="paragraph" style:parent-style-name="Standard">
      <style:text-properties fo:language="es" fo:country="ES" officeooo:paragraph-rsid="00136531"/>
    </style:style>
    <style:style style:name="P14" style:family="paragraph" style:parent-style-name="Table_20_Contents">
      <style:paragraph-properties fo:margin-top="0in" fo:margin-bottom="0.1965in" loext:contextual-spacing="false"/>
      <style:text-properties fo:language="es" fo:country="ES" officeooo:rsid="00103a3a" officeooo:paragraph-rsid="00136531"/>
    </style:style>
    <style:style style:name="P15" style:family="paragraph" style:parent-style-name="Table_20_Contents">
      <style:paragraph-properties fo:margin-top="0in" fo:margin-bottom="0.1965in" loext:contextual-spacing="false"/>
      <style:text-properties fo:language="es" fo:country="ES" officeooo:rsid="00103a3a" officeooo:paragraph-rsid="0013d1ee"/>
    </style:style>
    <style:style style:name="P16" style:family="paragraph" style:parent-style-name="Table_20_Contents">
      <style:paragraph-properties fo:margin-top="0in" fo:margin-bottom="0.1965in" loext:contextual-spacing="false"/>
      <style:text-properties fo:language="es" fo:country="ES" officeooo:paragraph-rsid="00136531"/>
    </style:style>
    <style:style style:name="P17" style:family="paragraph" style:parent-style-name="Table_20_Contents">
      <style:paragraph-properties fo:margin-top="0in" fo:margin-bottom="0.1965in" loext:contextual-spacing="false"/>
      <style:text-properties fo:language="es" fo:country="ES" officeooo:rsid="00136531" officeooo:paragraph-rsid="00136531"/>
    </style:style>
    <style:style style:name="P18" style:family="paragraph" style:parent-style-name="Table_20_Contents">
      <style:paragraph-properties fo:margin-top="0in" fo:margin-bottom="0.1965in" loext:contextual-spacing="false"/>
      <style:text-properties fo:language="es" fo:country="ES" officeooo:paragraph-rsid="0013d1ee"/>
    </style:style>
    <style:style style:name="P19" style:family="paragraph" style:parent-style-name="Table_20_Contents">
      <style:paragraph-properties fo:margin-top="0in" fo:margin-bottom="0.1965in" loext:contextual-spacing="false"/>
      <style:text-properties fo:language="es" fo:country="ES" officeooo:rsid="0013d1ee" officeooo:paragraph-rsid="0013d1ee"/>
    </style:style>
    <style:style style:name="P20" style:family="paragraph" style:parent-style-name="Table_20_Contents">
      <style:paragraph-properties fo:margin-top="0in" fo:margin-bottom="0.1965in" loext:contextual-spacing="false"/>
      <style:text-properties fo:language="es" fo:country="ES" officeooo:rsid="002f73c1" officeooo:paragraph-rsid="002f73c1"/>
    </style:style>
    <style:style style:name="P21" style:family="paragraph" style:parent-style-name="Table_20_Contents">
      <style:paragraph-properties fo:margin-top="0in" fo:margin-bottom="0.1965in" loext:contextual-spacing="false"/>
      <style:text-properties fo:language="es" fo:country="ES" officeooo:rsid="003cc9ce" officeooo:paragraph-rsid="003cc9ce"/>
    </style:style>
    <style:style style:name="P22" style:family="paragraph" style:parent-style-name="Table_20_Contents">
      <style:paragraph-properties fo:margin-top="0in" fo:margin-bottom="0.1965in" loext:contextual-spacing="false"/>
      <style:text-properties style:font-name="Times New Roman" fo:language="es" fo:country="ES" officeooo:paragraph-rsid="00136531"/>
    </style:style>
    <style:style style:name="P23" style:family="paragraph" style:parent-style-name="Table_20_Contents">
      <style:paragraph-properties fo:margin-top="0in" fo:margin-bottom="0.1965in" loext:contextual-spacing="false"/>
      <style:text-properties style:font-name="Times New Roman" fo:language="es" fo:country="ES" officeooo:paragraph-rsid="0014fd12"/>
    </style:style>
    <style:style style:name="T1" style:family="text">
      <style:text-properties officeooo:rsid="00103a3a"/>
    </style:style>
    <style:style style:name="T2" style:family="text">
      <style:text-properties officeooo:rsid="002be3ba"/>
    </style:style>
    <style:style style:name="T3" style:family="text">
      <style:text-properties officeooo:rsid="00136531"/>
    </style:style>
    <style:style style:name="T4" style:family="text">
      <style:text-properties officeooo:rsid="0013d1ee"/>
    </style:style>
    <style:style style:name="T5" style:family="text">
      <style:text-properties officeooo:rsid="001bac46"/>
    </style:style>
    <style:style style:name="T6" style:family="text">
      <style:text-properties officeooo:rsid="00241907"/>
    </style:style>
    <style:style style:name="T7" style:family="text">
      <style:text-properties officeooo:rsid="0027f295"/>
    </style:style>
    <style:style style:name="T8" style:family="text">
      <style:text-properties officeooo:rsid="00282e3c"/>
    </style:style>
    <style:style style:name="T9" style:family="text">
      <style:text-properties officeooo:rsid="0028b932"/>
    </style:style>
    <style:style style:name="T10" style:family="text">
      <style:text-properties officeooo:rsid="002b5e22"/>
    </style:style>
    <style:style style:name="T11" style:family="text">
      <style:text-properties officeooo:rsid="0035695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lek Yardas</text:p>
      <text:p text:style-name="P3">SPN 285</text:p>
      <text:p text:style-name="P3">Mirzam Perez</text:p>
      <text:p text:style-name="P1">Tarea para 04/<text:span text:style-name="T3">30</text:span>/2018</text:p>
      <text:p text:style-name="P1"/>
      <text:p text:style-name="P2">1. <text:span text:style-name="T3">Continuar incorporando la información al esquema estructural de la obra (la tabla de información)</text:span></text:p>
      <text:p text:style-name="P2"/>
      <text:p text:style-name="P2"/>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6"> </text:p>
          </table:table-cell>
          <table:table-cell table:style-name="Table2.B1" office:value-type="string">
            <text:p text:style-name="P22">Fecha/s</text:p>
          </table:table-cell>
          <table:table-cell table:style-name="Table2.B1" office:value-type="string">
            <text:p text:style-name="P22">Narrador/a</text:p>
          </table:table-cell>
          <table:table-cell table:style-name="Table2.B1" office:value-type="string">
            <text:p text:style-name="P22">Eventos clave</text:p>
          </table:table-cell>
        </table:table-row>
        <table:table-row>
          <table:table-cell table:style-name="Table2.A2" office:value-type="string">
            <text:p text:style-name="P23"><text:span text:style-name="T3">III. Gisèlle </text:span><text:s/>(<text:span text:style-name="T3">1</text:span>)</text:p>
          </table:table-cell>
          <table:table-cell table:style-name="Table2.B2" office:value-type="string">
            <text:p text:style-name="P16"> ???</text:p>
          </table:table-cell>
          <table:table-cell table:style-name="Table2.B2" office:value-type="string">
            <text:p text:style-name="P16"> <text:span text:style-name="T3">Voz interior de Maria de los Angeles</text:span></text:p>
          </table:table-cell>
          <table:table-cell table:style-name="Table2.B2" office:value-type="string">
            <text:p text:style-name="P16"> <text:span text:style-name="T2">Vea abajo</text:span></text:p>
          </table:table-cell>
        </table:table-row>
        <table:table-row>
          <table:table-cell table:style-name="Table2.A2" office:value-type="string">
            <text:p text:style-name="P23"><text:span text:style-name="T3">III. Gisèlle </text:span>(<text:span text:style-name="T3">2</text:span>)</text:p>
          </table:table-cell>
          <table:table-cell table:style-name="Table2.B2" office:value-type="string">
            <text:p text:style-name="P17">Febrero 25 1972</text:p>
          </table:table-cell>
          <table:table-cell table:style-name="Table2.B2" office:value-type="string">
            <text:p text:style-name="P17">La escritora social</text:p>
          </table:table-cell>
          <table:table-cell table:style-name="Table2.B2" office:value-type="string">
            <text:p text:style-name="P21">Describe la boda de Felisberto y Maria de los Angeles</text:p>
          </table:table-cell>
        </table:table-row>
        <table:table-row>
          <table:table-cell table:style-name="Table2.A2" office:value-type="string">
            <text:p text:style-name="P23"><text:span text:style-name="T3">III. Gisèlle </text:span><text:s/>(<text:span text:style-name="T3">3</text:span>)</text:p>
          </table:table-cell>
          <table:table-cell table:style-name="Table2.B2" office:value-type="string">
            <text:p text:style-name="P16"> <text:span text:style-name="T3">Noviembre 5 1972</text:span></text:p>
          </table:table-cell>
          <table:table-cell table:style-name="Table2.B2" office:value-type="string">
            <text:p text:style-name="P17">No hay</text:p>
          </table:table-cell>
          <table:table-cell table:style-name="Table2.B2" office:value-type="string">
            <text:p text:style-name="P16"> <text:span text:style-name="T8">Fabianito Oritz Fernández nació</text:span></text:p>
          </table:table-cell>
        </table:table-row>
        <table:table-row>
          <table:table-cell table:style-name="Table2.A2" office:value-type="string">
            <text:p text:style-name="P23"><text:span text:style-name="T3">III. Gisèlle </text:span><text:s/>(<text:span text:style-name="T3">4)</text:span></text:p>
          </table:table-cell>
          <table:table-cell table:style-name="Table2.B2" office:value-type="string">
            <text:p text:style-name="P16"> <text:span text:style-name="T3">Diciembre 7 1972</text:span></text:p>
          </table:table-cell>
          <table:table-cell table:style-name="Table2.B2" office:value-type="string">
            <text:p text:style-name="P16"> <text:span text:style-name="T1">Reverenda Madre Martínez</text:span></text:p>
          </table:table-cell>
          <table:table-cell table:style-name="Table2.B2" office:value-type="string">
            <text:p text:style-name="P16"> <text:span text:style-name="T9">La Madre expresa su deseo para bautizar el bebé </text:span></text:p>
          </table:table-cell>
        </table:table-row>
        <table:table-row table:style-name="Table2.6">
          <table:table-cell table:style-name="Table2.A2" office:value-type="string">
            <text:p text:style-name="P22"><text:span text:style-name="T3">III. Gisèlle</text:span> (<text:span text:style-name="T3">5)</text:span></text:p>
          </table:table-cell>
          <table:table-cell table:style-name="Table2.B2" office:value-type="string">
            <text:p text:style-name="P16"> <text:span text:style-name="T3">Diciembre 13 1972</text:span></text:p>
          </table:table-cell>
          <table:table-cell table:style-name="Table2.B2" office:value-type="string">
            <text:p text:style-name="P14">Fabiano Fernández</text:p>
          </table:table-cell>
          <table:table-cell table:style-name="Table2.B2" office:value-type="string">
            <text:p text:style-name="P16"> <text:span text:style-name="T9">Escribe a la Reverenda que María de los Angeles no quiere bautizar a su hijo.</text:span></text:p>
          </table:table-cell>
        </table:table-row>
        <table:table-row table:style-name="Table2.6">
          <table:table-cell table:style-name="Table2.A2" office:value-type="string">
            <text:p text:style-name="P23"><text:span text:style-name="T3">III. Gisèlle </text:span>(<text:span text:style-name="T4">6)</text:span></text:p>
          </table:table-cell>
          <table:table-cell table:style-name="Table2.B2" office:value-type="string">
            <text:p text:style-name="P18"><text:span text:style-name="T3">Diciembre 14 1972</text:span></text:p>
          </table:table-cell>
          <table:table-cell table:style-name="Table2.B2" office:value-type="string">
            <text:p text:style-name="P15">Reverenda Madre Martínez</text:p>
          </table:table-cell>
          <table:table-cell table:style-name="Table2.B2" office:value-type="string">
            <text:p text:style-name="P16"> <text:span text:style-name="T2">Vea #4</text:span></text:p>
          </table:table-cell>
        </table:table-row>
        <table:table-row table:style-name="Table2.6">
          <table:table-cell table:style-name="Table2.A2" office:value-type="string">
            <text:p text:style-name="P23"><text:span text:style-name="T3">III. Gisèlle </text:span><text:s/>(<text:span text:style-name="T4">7)</text:span></text:p>
          </table:table-cell>
          <table:table-cell table:style-name="Table2.B2" office:value-type="string">
            <text:p text:style-name="P19">Mayo 30 1973</text:p>
          </table:table-cell>
          <table:table-cell table:style-name="Table2.B2" office:value-type="string">
            <text:p text:style-name="P20">Felisberto</text:p>
          </table:table-cell>
          <table:table-cell table:style-name="Table2.B2" office:value-type="string">
            <text:p text:style-name="P16"> <text:span text:style-name="T2">Vea abajo</text:span></text:p>
          </table:table-cell>
        </table:table-row>
      </table:table>
      <text:p text:style-name="P2"/>
      <text:p text:style-name="P2"><text:soft-page-break/></text:p>
      <text:p text:style-name="P2"/>
      <text:p text:style-name="P2"/>
      <text:p text:style-name="P4">2. Comentar la sección que empieza la tercera parte, “Giselle”</text:p>
      <text:p text:style-name="P4"/>
      <text:p text:style-name="P4">- pensar en la relación entre esta sección y la que sigue</text:p>
      <text:p text:style-name="P4">- reflexionar sobre la función de este fragmento en particular. ¿Qué considera Ud. es la información esencial que este fragmento comunica?</text:p>
      <text:p text:style-name="P4"/>
      <text:p text:style-name="P5">Tuve alguna dificultad con esta sección, pero aquí está mi intento de un comentario:</text:p>
      <text:p text:style-name="P5"/>
      <text:p text:style-name="P5">Como ha hecho antes, el monólogo interior de María de los Angeles interpreta su vida en la forma de una obra de teatro. Esta vez la obra es “Gisèlle.” La historia actual es como así:</text:p>
      <text:p text:style-name="P6">La campesina Gisella es amada por el pastor Hilarion y por el campesino Loys (quien en realidad es el duque Albrecht, que está comprometido con la princesa Bathilde). La madre de Giselle le advierte que no debe bailar a causa de su corazón débil. Hilarion descubre a Giselle la verdadera identidad del duque. Cuando Giselle se entera de que Albrecht (Loys) la engaña con Bathilde, enloquece (goes crazy) y muere. Luego, Giselle regresa desde la tumba en la compañía de las fantasmas de las doncellas (maidens) que no se casaron jamás, se venga y causa la muerte de los dos hombres.</text:p>
      <text:p text:style-name="P6"/>
      <text:p text:style-name="P6"/>
      <text:p text:style-name="P5">En el monólogo interior de Maria de los Angeles <text:span text:style-name="T5">pasa paralelo a la historia actual con algunas diferencias. En su versión de la historia, Gisèlle (Maria) sospecha que Loys (Felisberto) “no va a querer seguir siendo un sencillo campesino como ella creía sino que va a convertirse él también en un príncipe con muchos intereses creados” (180). Estos “intereses creados” (de la clase alta) amenazan a su relación con Loys, y por eso ella se suicida. Gisèlle reanima como un willis y es destinado “bailar para siempre” (181). También, hay un descripción de un violar y eso conecta a los eventos descitos en pregunta 5.</text:span></text:p>
      <text:p text:style-name="P4"/>
      <text:p text:style-name="P4"/>
      <text:p text:style-name="P4"/>
      <text:p text:style-name="P4"/>
      <text:p text:style-name="P4"/>
      <text:p text:style-name="P4"/>
      <text:p text:style-name="P2"/>
      <text:p text:style-name="P4">3. Resumir la información presentada en la reseña social y comentar la importancia de los temas presentados allí en cuanto a la clase social de la Beautiful People. Compare esta reseña con la de la sección anterior.</text:p>
      <text:p text:style-name="P4"/>
      <text:p text:style-name="P7">En la reseña social, la periodista <text:span text:style-name="T6">resumen los eventos de la boda entre Maria de los Angeles y Felisberto. El articulo enfoque más en la estética de la boda que en la boda si misma, por ejemplo, la ubicacíon y la decoración en los paredes. Esto sugiere que la Beautiful People están muy superficial (qué chocante). Esta reseña tiene mucha de los temas colonias que tiene la de la sección anterior.</text:span></text:p>
      <text:p text:style-name="P4"><text:s/></text:p>
      <text:p text:style-name="P4"/>
      <text:p text:style-name="P4"/>
      <text:p text:style-name="P4"/>
      <text:p text:style-name="P4"/>
      <text:p text:style-name="P4"/>
      <text:p text:style-name="P4"><text:soft-page-break/></text:p>
      <text:p text:style-name="P4"/>
      <text:p text:style-name="P4"/>
      <text:p text:style-name="P4"/>
      <text:p text:style-name="P4"/>
      <text:p text:style-name="P4">4. Considere los fragmentos de las pp. 185-188, #31, como una u<text:span text:style-name="T7">n</text:span>idad informativa, y comente su función.</text:p>
      <text:p text:style-name="P4"/>
      <text:p text:style-name="P8">En estos fragmentos, la Reverenda Madre Martínez expresa su deseo a Fabiano Fernández que bautice el bebé de Maria de los Angeles. Fabiano contesta que Maria de los Angeles no quiere bautizar a su hijo. Eso le enfurece a la Madre, y ella escribe una carta directamente a Maria de los Angeles. Ente la, la Madre expresa su sospecha que Maria de los Angeles no es feliz en su casamiento, y que no tiene el derecho para “jugar con la salvación de[l] alma” (188) de su bebé. Dice que Maria de los Angeles tiene que “dedicar[se] en cuerpo y alma a ese querubín que Dios [le] ha enviado” (188). <text:span text:style-name="T10">Maria de los Angeles ha tomado un decisión de su vida, y todavía las expectaciones sociales trata de pararla. La función de esos fragmentos es mostrarnos que hay más restricciones sociales en la vida de una mujer casada que las en la vida de una no casada, a causa de la expectación de una mujer casada ser subordinada a su esposo.</text:span></text:p>
      <text:p text:style-name="P4"/>
      <text:p text:style-name="P4"/>
      <text:p text:style-name="P4"/>
      <text:p text:style-name="P4"/>
      <text:p text:style-name="P4"/>
      <text:p text:style-name="P4"/>
      <text:p text:style-name="P4"/>
      <text:p text:style-name="P4">5. Analizar la carta de Felisberto (del 30 de mayo de 1973, 188-193) (usar hoja en “Assignments” como ayuda) y comentar:</text:p>
      <text:p text:style-name="P4"/>
      <text:p text:style-name="P4">- la caracterización de Felisberto; ¿Qué tipo de hombre es en sí? ¿como esposo?, ¿como padre?</text:p>
      <text:p text:style-name="P4">- los eventos que describe y cómo completan nuestra comprensión de algunos fragmentos anteriores.</text:p>
      <text:p text:style-name="P9"/>
      <text:p text:style-name="P10">Felisberto escribe una carta a Don Fabiano que describe su frustración con Maria de los Angeles. <text:s/>Describe su sentimiento de no ser suficientemente bueno para Maria de los Angeles a causa de su pobreza, y por eso quiere no ser pobre nada más. Es obvio que la pobreza de Felisberto es un tópico de mucha vergüenza para él.</text:p>
      <text:p text:style-name="P10"/>
      <text:p text:style-name="P10"><text:span text:style-name="T11">Felsiberto dice que Maria de los Angeles no quiería un hijo, pero él sí entonces después de poco deliberación él la viola. Lo hemos visto de la perspectiva de Maria de los Angeles anterior. Felisberto continua describir los eventos siguiendo, como había recibido anónimos que lo informa que Maria de los Angeles va a un hotel para practicar bailar. Eso nos muestra que es Maria de los Angeles que había escrito los anónimos, pero ¿por qué?</text:span></text:p>
      <text:p text:style-name="P10"/>
      <text:p text:style-name="P11">Felisberto dice que “mi matrimonio no es sino otra empresa más de la cual yo” (193), y eso nos informa bien de su carácter como una persona que tiene demasiada soberbia.</text:p>
      <text:p text:style-name="P12"/>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12:55:16.785605000</meta:creation-date>
    <dc:date>2018-04-30T08:34:49.304815000</dc:date>
    <meta:editing-duration>PT14H24M12S</meta:editing-duration>
    <meta:editing-cycles>27</meta:editing-cycles>
    <meta:generator>LibreOffice/5.2.5.1$MacOSX_X86_64 LibreOffice_project/0312e1a284a7d50ca85a365c316c7abbf20a4d22</meta:generator>
    <meta:document-statistic meta:table-count="1" meta:image-count="0" meta:object-count="0" meta:page-count="3" meta:paragraph-count="55" meta:word-count="942" meta:character-count="5368" meta:non-whitespace-character-count="4459"/>
  </office:meta>
</office:document-meta>
</file>